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1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shapes>
          <draw:frame draw:z-index="0" draw:style-name="gr1" draw:text-style-name="P1" svg:width="159.94mm" svg:height="90.05mm" svg:x="154.43mm" svg:y="72.51mm">
            <loext:p/>
            <draw:object draw:notify-on-update-of-ranges="Planilha1.A1:Planilha1.A1 Planilha1.A2:Planilha1.A20 Planilha1.B1:Planilha1.B1 Planilha1.B2:Planilha1.B20 Planilha1.D1:Planilha1.D1 Planilha1.D2:Planilha1.D20 Planilha1.E1:Planilha1.E1 Planilha1.E2:Planilha1.E20 Planilha1.C1:Planilha1.C1 Planilha1.C2:Planilha1.C2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1" table:number-columns-repeated="3" table:default-cell-style-name="ce1"/>
        <table:table-row table:style-name="ro1"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D7</text:p>
          </table:table-cell>
          <table:table-cell table:style-name="Default" office:value-type="string" calcext:value-type="string">
            <text:p>D15</text:p>
          </table:table-cell>
          <table:table-cell table:style-name="Default" office:value-type="string" calcext:value-type="string">
            <text:p>D31</text:p>
          </table:table-cell>
          <table:table-cell table:style-name="Default" office:value-type="string" calcext:value-type="string">
            <text:p>D63</text:p>
          </table:table-cell>
        </table:table-row>
        <table:table-row table:style-name="ro1">
          <table:table-cell table:number-columns-repeated="2" office:value-type="float" office:value="0.5" calcext:value-type="float">
            <text:p>5,00E-01</text:p>
          </table:table-cell>
          <table:table-cell office:value-type="float" office:value="0.5013218" calcext:value-type="float">
            <text:p>5,01E-01</text:p>
          </table:table-cell>
          <table:table-cell office:value-type="float" office:value="0.5008471" calcext:value-type="float">
            <text:p>5,01E-01</text:p>
          </table:table-cell>
          <table:table-cell office:value-type="float" office:value="0.5001002" calcext:value-type="float">
            <text:p>5,00E-01</text:p>
          </table:table-cell>
        </table:table-row>
        <table:table-row table:style-name="ro1">
          <table:table-cell office:value-type="float" office:value="0.25" calcext:value-type="float">
            <text:p>2,50E-01</text:p>
          </table:table-cell>
          <table:table-cell office:value-type="float" office:value="0.2716827" calcext:value-type="float">
            <text:p>2,72E-01</text:p>
          </table:table-cell>
          <table:table-cell office:value-type="float" office:value="0.3830196" calcext:value-type="float">
            <text:p>3,83E-01</text:p>
          </table:table-cell>
          <table:table-cell office:value-type="float" office:value="0.443153" calcext:value-type="float">
            <text:p>4,43E-01</text:p>
          </table:table-cell>
          <table:table-cell office:value-type="float" office:value="0.4798506" calcext:value-type="float">
            <text:p>4,80E-01</text:p>
          </table:table-cell>
        </table:table-row>
        <table:table-row table:style-name="ro1">
          <table:table-cell office:value-type="float" office:value="0.125" calcext:value-type="float">
            <text:p>1,25E-01</text:p>
          </table:table-cell>
          <table:table-cell office:value-type="float" office:value="0.1021522" calcext:value-type="float">
            <text:p>1,02E-01</text:p>
          </table:table-cell>
          <table:table-cell office:value-type="float" office:value="0.1484718" calcext:value-type="float">
            <text:p>1,48E-01</text:p>
          </table:table-cell>
          <table:table-cell office:value-type="float" office:value="0.2285252" calcext:value-type="float">
            <text:p>2,29E-01</text:p>
          </table:table-cell>
          <table:table-cell office:value-type="float" office:value="0.1823496" calcext:value-type="float">
            <text:p>1,82E-01</text:p>
          </table:table-cell>
        </table:table-row>
        <table:table-row table:style-name="ro1">
          <table:table-cell office:value-type="float" office:value="0.0625" calcext:value-type="float">
            <text:p>6,25E-02</text:p>
          </table:table-cell>
          <table:table-cell office:value-type="float" office:value="0.03123818" calcext:value-type="float">
            <text:p>3,12E-02</text:p>
          </table:table-cell>
          <table:table-cell office:value-type="float" office:value="0.03327685" calcext:value-type="float">
            <text:p>3,33E-02</text:p>
          </table:table-cell>
          <table:table-cell office:value-type="float" office:value="0.04963825" calcext:value-type="float">
            <text:p>4,96E-02</text:p>
          </table:table-cell>
          <table:table-cell office:value-type="float" office:value="0.007442794" calcext:value-type="float">
            <text:p>7,44E-03</text:p>
          </table:table-cell>
        </table:table-row>
        <table:table-row table:style-name="ro1">
          <table:table-cell office:value-type="float" office:value="0.03125" calcext:value-type="float">
            <text:p>3,13E-02</text:p>
          </table:table-cell>
          <table:table-cell office:value-type="float" office:value="0.008627094" calcext:value-type="float">
            <text:p>8,63E-03</text:p>
          </table:table-cell>
          <table:table-cell office:value-type="float" office:value="0.00556731" calcext:value-type="float">
            <text:p>5,57E-03</text:p>
          </table:table-cell>
          <table:table-cell office:value-type="float" office:value="0.005942774" calcext:value-type="float">
            <text:p>5,94E-03</text:p>
          </table:table-cell>
          <table:table-cell office:value-type="float" office:value="0.00006741019" calcext:value-type="float">
            <text:p>6,74E-05</text:p>
          </table:table-cell>
        </table:table-row>
        <table:table-row table:style-name="ro1">
          <table:table-cell office:value-type="float" office:value="0.015625" calcext:value-type="float">
            <text:p>1,56E-02</text:p>
          </table:table-cell>
          <table:table-cell office:value-type="float" office:value="0.002266088" calcext:value-type="float">
            <text:p>2,27E-03</text:p>
          </table:table-cell>
          <table:table-cell office:value-type="float" office:value="0.0008046314" calcext:value-type="float">
            <text:p>8,05E-04</text:p>
          </table:table-cell>
          <table:table-cell office:value-type="float" office:value="0.0005161199" calcext:value-type="float">
            <text:p>5,16E-04</text:p>
          </table:table-cell>
          <table:table-cell office:value-type="float" office:value="0.0000002825631" calcext:value-type="float">
            <text:p>2,83E-07</text:p>
          </table:table-cell>
        </table:table-row>
        <table:table-row table:style-name="ro1">
          <table:table-cell office:value-type="float" office:value="0.0078125" calcext:value-type="float">
            <text:p>7,81E-03</text:p>
          </table:table-cell>
          <table:table-cell office:value-type="float" office:value="0.0005806494" calcext:value-type="float">
            <text:p>5,81E-04</text:p>
          </table:table-cell>
          <table:table-cell office:value-type="float" office:value="0.0001081291" calcext:value-type="float">
            <text:p>1,08E-04</text:p>
          </table:table-cell>
          <table:table-cell office:value-type="float" office:value="0.0000380513" calcext:value-type="float">
            <text:p>3,81E-05</text:p>
          </table:table-cell>
          <table:table-cell office:value-type="float" office:value="0.000000000807342" calcext:value-type="float">
            <text:p>8,07E-10</text:p>
          </table:table-cell>
        </table:table-row>
        <table:table-row table:style-name="ro1">
          <table:table-cell office:value-type="float" office:value="0.00390625" calcext:value-type="float">
            <text:p>3,91E-03</text:p>
          </table:table-cell>
          <table:table-cell office:value-type="float" office:value="0.0001469578" calcext:value-type="float">
            <text:p>1,47E-04</text:p>
          </table:table-cell>
          <table:table-cell office:value-type="float" office:value="0.00001401351" calcext:value-type="float">
            <text:p>1,40E-05</text:p>
          </table:table-cell>
          <table:table-cell office:value-type="float" office:value="0.000002583318" calcext:value-type="float">
            <text:p>2,58E-06</text:p>
          </table:table-cell>
          <table:table-cell office:value-type="float" office:value="0.0000000000019064" calcext:value-type="float">
            <text:p>1,91E-12</text:p>
          </table:table-cell>
        </table:table-row>
        <table:table-row table:style-name="ro1">
          <table:table-cell office:value-type="float" office:value="0.001953125" calcext:value-type="float">
            <text:p>1,95E-03</text:p>
          </table:table-cell>
          <table:table-cell office:value-type="float" office:value="0.00003696575" calcext:value-type="float">
            <text:p>3,70E-05</text:p>
          </table:table-cell>
          <table:table-cell office:value-type="float" office:value="0.000001783602" calcext:value-type="float">
            <text:p>1,78E-06</text:p>
          </table:table-cell>
          <table:table-cell office:value-type="float" office:value="0.0000001682809" calcext:value-type="float">
            <text:p>1,68E-07</text:p>
          </table:table-cell>
          <table:table-cell office:value-type="float" office:value="4.093641E-015" calcext:value-type="float">
            <text:p>4,09E-15</text:p>
          </table:table-cell>
        </table:table-row>
        <table:table-row table:style-name="ro1">
          <table:table-cell office:value-type="float" office:value="0.0009765625" calcext:value-type="float">
            <text:p>9,77E-04</text:p>
          </table:table-cell>
          <table:table-cell office:value-type="float" office:value="0.000009269842" calcext:value-type="float">
            <text:p>9,27E-06</text:p>
          </table:table-cell>
          <table:table-cell office:value-type="float" office:value="0.0000002249712" calcext:value-type="float">
            <text:p>2,25E-07</text:p>
          </table:table-cell>
          <table:table-cell office:value-type="float" office:value="0.00000001073758" calcext:value-type="float">
            <text:p>1,07E-08</text:p>
          </table:table-cell>
          <table:table-cell office:value-type="float" office:value="8.383209E-018" calcext:value-type="float">
            <text:p>8,38E-18</text:p>
          </table:table-cell>
        </table:table-row>
        <table:table-row table:style-name="ro1">
          <table:table-cell office:value-type="float" office:value="0.0004882812" calcext:value-type="float">
            <text:p>4,88E-04</text:p>
          </table:table-cell>
          <table:table-cell office:value-type="float" office:value="0.000002321018" calcext:value-type="float">
            <text:p>2,32E-06</text:p>
          </table:table-cell>
          <table:table-cell office:value-type="float" office:value="0.00000002824854" calcext:value-type="float">
            <text:p>2,82E-08</text:p>
          </table:table-cell>
          <table:table-cell office:value-type="float" office:value="0.0000000006780831" calcext:value-type="float">
            <text:p>6,78E-10</text:p>
          </table:table-cell>
          <table:table-cell office:value-type="float" office:value="1.676573E-020" calcext:value-type="float">
            <text:p>1,68E-20</text:p>
          </table:table-cell>
        </table:table-row>
        <table:table-row table:style-name="ro1">
          <table:table-cell office:value-type="float" office:value="0.0002441406" calcext:value-type="float">
            <text:p>2,44E-04</text:p>
          </table:table-cell>
          <table:table-cell office:value-type="float" office:value="0.0000005806998" calcext:value-type="float">
            <text:p>5,81E-07</text:p>
          </table:table-cell>
          <table:table-cell office:value-type="float" office:value="0.00000000353904" calcext:value-type="float">
            <text:p>3,54E-09</text:p>
          </table:table-cell>
          <table:table-cell office:value-type="float" office:value="0.00000000004260017" calcext:value-type="float">
            <text:p>4,26E-11</text:p>
          </table:table-cell>
          <table:table-cell office:value-type="float" office:value="3.313545E-023" calcext:value-type="float">
            <text:p>3,31E-23</text:p>
          </table:table-cell>
        </table:table-row>
        <table:table-row table:style-name="ro1">
          <table:table-cell office:value-type="float" office:value="0.0001220703" calcext:value-type="float">
            <text:p>1,22E-04</text:p>
          </table:table-cell>
          <table:table-cell office:value-type="float" office:value="0.0000001452306" calcext:value-type="float">
            <text:p>1,45E-07</text:p>
          </table:table-cell>
          <table:table-cell office:value-type="float" office:value="0.000000000442879" calcext:value-type="float">
            <text:p>4,43E-10</text:p>
          </table:table-cell>
          <table:table-cell office:value-type="float" office:value="0.000000000002669412" calcext:value-type="float">
            <text:p>2,67E-12</text:p>
          </table:table-cell>
          <table:table-cell office:value-type="float" office:value="6.510177E-026" calcext:value-type="float">
            <text:p>6,51E-26</text:p>
          </table:table-cell>
        </table:table-row>
        <table:table-row table:style-name="ro1">
          <table:table-cell office:value-type="float" office:value="0.00006103516" calcext:value-type="float">
            <text:p>6,10E-05</text:p>
          </table:table-cell>
          <table:table-cell office:value-type="float" office:value="0.00000003631462" calcext:value-type="float">
            <text:p>3,63E-08</text:p>
          </table:table-cell>
          <table:table-cell office:value-type="float" office:value="0.0000000000553911" calcext:value-type="float">
            <text:p>5,54E-11</text:p>
          </table:table-cell>
          <table:table-cell office:value-type="float" office:value="0.0000000000001670543" calcext:value-type="float">
            <text:p>1,67E-13</text:p>
          </table:table-cell>
          <table:table-cell office:value-type="float" office:value="1.275287E-028" calcext:value-type="float">
            <text:p>1,28E-28</text:p>
          </table:table-cell>
        </table:table-row>
        <table:table-row table:style-name="ro1">
          <table:table-cell office:value-type="float" office:value="0.00003051758" calcext:value-type="float">
            <text:p>3,05E-05</text:p>
          </table:table-cell>
          <table:table-cell office:value-type="float" office:value="0.000000009079525" calcext:value-type="float">
            <text:p>9,08E-09</text:p>
          </table:table-cell>
          <table:table-cell office:value-type="float" office:value="0.000000000006925839" calcext:value-type="float">
            <text:p>6,93E-12</text:p>
          </table:table-cell>
          <table:table-cell office:value-type="float" office:value="0.00000000000001044766" calcext:value-type="float">
            <text:p>1,04E-14</text:p>
          </table:table-cell>
          <table:table-cell office:value-type="float" office:value="2.494481E-031" calcext:value-type="float">
            <text:p>2,49E-31</text:p>
          </table:table-cell>
        </table:table-row>
        <table:table-row table:style-name="ro1">
          <table:table-cell office:value-type="float" office:value="0.00001525879" calcext:value-type="float">
            <text:p>1,53E-05</text:p>
          </table:table-cell>
          <table:table-cell office:value-type="float" office:value="0.00000000226999" calcext:value-type="float">
            <text:p>2,27E-09</text:p>
          </table:table-cell>
          <table:table-cell office:value-type="float" office:value="0.0000000000008658519" calcext:value-type="float">
            <text:p>8,66E-13</text:p>
          </table:table-cell>
          <table:table-cell office:value-type="float" office:value="6.531898E-016" calcext:value-type="float">
            <text:p>6,53E-16</text:p>
          </table:table-cell>
          <table:table-cell office:value-type="float" office:value="4.875639E-034" calcext:value-type="float">
            <text:p>4,88E-34</text:p>
          </table:table-cell>
        </table:table-row>
        <table:table-row table:style-name="ro1">
          <table:table-cell office:value-type="float" office:value="0.000007629395" calcext:value-type="float">
            <text:p>7,63E-06</text:p>
          </table:table-cell>
          <table:table-cell office:value-type="float" office:value="0.0000000005675111" calcext:value-type="float">
            <text:p>5,68E-10</text:p>
          </table:table-cell>
          <table:table-cell office:value-type="float" office:value="0.0000000000001082391" calcext:value-type="float">
            <text:p>1,08E-13</text:p>
          </table:table-cell>
          <table:table-cell office:value-type="float" office:value="4.083097E-017" calcext:value-type="float">
            <text:p>4,08E-17</text:p>
          </table:table-cell>
          <table:table-cell office:value-type="float" office:value="9.526255E-037" calcext:value-type="float">
            <text:p>9,53E-37</text:p>
          </table:table-cell>
        </table:table-row>
        <table:table-row table:style-name="ro1">
          <table:table-cell office:value-type="float" office:value="0.000003814697" calcext:value-type="float">
            <text:p>3,81E-06</text:p>
          </table:table-cell>
          <table:table-cell office:value-type="float" office:value="0.0000000001418795" calcext:value-type="float">
            <text:p>1,42E-10</text:p>
          </table:table-cell>
          <table:table-cell office:value-type="float" office:value="0.00000000000001353037" calcext:value-type="float">
            <text:p>1,35E-14</text:p>
          </table:table-cell>
          <table:table-cell office:value-type="float" office:value="2.552142E-018" calcext:value-type="float">
            <text:p>2,55E-18</text:p>
          </table:table-cell>
          <table:table-cell office:value-type="float" office:value="1.860941E-039" calcext:value-type="float">
            <text:p>1,86E-39</text:p>
          </table:table-cell>
        </table:table-row>
        <table:table-row table:style-name="ro1">
          <table:table-cell office:value-type="float" office:value="0.000001907349" calcext:value-type="float">
            <text:p>1,91E-06</text:p>
          </table:table-cell>
          <table:table-cell office:value-type="float" office:value="0.00000000003547008" calcext:value-type="float">
            <text:p>3,55E-11</text:p>
          </table:table-cell>
          <table:table-cell office:value-type="float" office:value="1.691326E-015" calcext:value-type="float">
            <text:p>1,69E-15</text:p>
          </table:table-cell>
          <table:table-cell office:value-type="float" office:value="1.595153E-019" calcext:value-type="float">
            <text:p>1,60E-19</text:p>
          </table:table-cell>
          <table:table-cell office:value-type="float" office:value="3.634986E-042" calcext:value-type="float">
            <text:p>3,63E-4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10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0T16:51:05.144179608</meta:creation-date>
    <dc:date>2017-12-10T17:48:43.101459119</dc:date>
    <meta:editing-duration>PT7M7S</meta:editing-duration>
    <meta:editing-cycles>1</meta:editing-cycles>
    <meta:document-statistic meta:table-count="1" meta:cell-count="100" meta:object-count="1"/>
    <meta:generator>LibreOffice/5.4.2.2$Linux_X86_64 LibreOffice_project/4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61">
      <style:chart-properties chart:display-label="true" chart:logarithmic="true" chart:origin="0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1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6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6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6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5cm" svg:height="9.006cm" xlink:href=".." xlink:type="simple" chart:class="chart:scatter" chart:column-mapping="0 2 3 1" chart:style-name="ch1">
        <chart:legend chart:legend-position="end" svg:x="14.042cm" svg:y="3.457cm" style:legend-expansion="high" chart:style-name="ch2"/>
        <chart:plot-area chart:style-name="ch3" table:cell-range-address="Planilha1.A1:Planilha1.E20" chart:data-source-has-labels="both" svg:x="0.319cm" svg:y="0.18cm" svg:width="13.404cm" svg:height="8.646cm">
          <chartooo:coordinate-region svg:x="0.319cm" svg:y="0.379cm" svg:width="10.929cm" svg:height="7.801cm"/>
          <chart:axis chart:dimension="x" chart:name="primary-x" chart:style-name="ch4" chartooo:axis-type="auto">
            <chart:categories table:cell-range-address="Planilha1.A2:Planilha1.A2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lanilha1.B2:Planilha1.B20" chart:label-cell-address="Planilha1.B1:Planilha1.B1" chart:class="chart:scatter">
            <chart:domain table:cell-range-address="Planilha1.A2:Planilha1.A20"/>
            <chart:data-point chart:repeated="19"/>
          </chart:series>
          <chart:series chart:style-name="ch8" chart:values-cell-range-address="Planilha1.D2:Planilha1.D20" chart:label-cell-address="Planilha1.D1:Planilha1.D1" chart:class="chart:scatter">
            <chart:data-point chart:repeated="19"/>
          </chart:series>
          <chart:series chart:style-name="ch9" chart:values-cell-range-address="Planilha1.E2:Planilha1.E20" chart:label-cell-address="Planilha1.E1:Planilha1.E1" chart:class="chart:scatter">
            <chart:data-point chart:repeated="19"/>
          </chart:series>
          <chart:series chart:style-name="ch10" chart:values-cell-range-address="Planilha1.C2:Planilha1.C20" chart:label-cell-address="Planilha1.C1:Planilha1.C1" chart:class="chart:scatter"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7</text:p>
                <draw:g>
                  <svg:desc>Planilha1.B1:Planilha1.B1</svg:desc>
                </draw:g>
              </table:table-cell>
              <table:table-cell office:value-type="string">
                <text:p>D31</text:p>
                <draw:g>
                  <svg:desc>Planilha1.D1:Planilha1.D1</svg:desc>
                </draw:g>
              </table:table-cell>
              <table:table-cell office:value-type="string">
                <text:p>D63</text:p>
                <draw:g>
                  <svg:desc>Planilha1.E1:Planilha1.E1</svg:desc>
                </draw:g>
              </table:table-cell>
              <table:table-cell office:value-type="string">
                <text:p>D15</text:p>
                <draw:g>
                  <svg:desc>Planilha1.C1:Planilha1.C1</svg:desc>
                </draw:g>
              </table:table-cell>
            </table:table-row>
          </table:table-header-rows>
          <table:table-rows>
            <table:table-row>
              <table:table-cell office:value-type="float" office:value="0.5">
                <text:p>0.5</text:p>
                <draw:g>
                  <svg:desc>Planilha1.A2:Planilha1.A20</svg:desc>
                </draw:g>
              </table:table-cell>
              <table:table-cell office:value-type="float" office:value="0.5">
                <text:p>0.5</text:p>
                <draw:g>
                  <svg:desc>Planilha1.B2:Planilha1.B20</svg:desc>
                </draw:g>
              </table:table-cell>
              <table:table-cell office:value-type="float" office:value="0.5008471">
                <text:p>0.5008471</text:p>
                <draw:g>
                  <svg:desc>Planilha1.D2:Planilha1.D20</svg:desc>
                </draw:g>
              </table:table-cell>
              <table:table-cell office:value-type="float" office:value="0.5001002">
                <text:p>0.5001002</text:p>
                <draw:g>
                  <svg:desc>Planilha1.E2:Planilha1.E20</svg:desc>
                </draw:g>
              </table:table-cell>
              <table:table-cell office:value-type="float" office:value="0.5013218">
                <text:p>0.5013218</text:p>
                <draw:g>
                  <svg:desc>Planilha1.C2:Planilha1.C20</svg:desc>
                </draw:g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0.2716827">
                <text:p>0.2716827</text:p>
              </table:table-cell>
              <table:table-cell office:value-type="float" office:value="0.443153">
                <text:p>0.443153</text:p>
              </table:table-cell>
              <table:table-cell office:value-type="float" office:value="0.4798506">
                <text:p>0.4798506</text:p>
              </table:table-cell>
              <table:table-cell office:value-type="float" office:value="0.3830196">
                <text:p>0.3830196</text:p>
              </table:table-cell>
            </table:table-row>
            <table:table-row>
              <table:table-cell office:value-type="float" office:value="0.125">
                <text:p>0.125</text:p>
              </table:table-cell>
              <table:table-cell office:value-type="float" office:value="0.1021522">
                <text:p>0.1021522</text:p>
              </table:table-cell>
              <table:table-cell office:value-type="float" office:value="0.2285252">
                <text:p>0.2285252</text:p>
              </table:table-cell>
              <table:table-cell office:value-type="float" office:value="0.1823496">
                <text:p>0.1823496</text:p>
              </table:table-cell>
              <table:table-cell office:value-type="float" office:value="0.1484718">
                <text:p>0.1484718</text:p>
              </table:table-cell>
            </table:table-row>
            <table:table-row>
              <table:table-cell office:value-type="float" office:value="0.0625">
                <text:p>0.0625</text:p>
              </table:table-cell>
              <table:table-cell office:value-type="float" office:value="0.03123818">
                <text:p>0.03123818</text:p>
              </table:table-cell>
              <table:table-cell office:value-type="float" office:value="0.04963825">
                <text:p>0.04963825</text:p>
              </table:table-cell>
              <table:table-cell office:value-type="float" office:value="0.007442794">
                <text:p>0.007442794</text:p>
              </table:table-cell>
              <table:table-cell office:value-type="float" office:value="0.03327685">
                <text:p>0.03327685</text:p>
              </table:table-cell>
            </table:table-row>
            <table:table-row>
              <table:table-cell office:value-type="float" office:value="0.03125">
                <text:p>0.03125</text:p>
              </table:table-cell>
              <table:table-cell office:value-type="float" office:value="0.008627094">
                <text:p>0.008627094</text:p>
              </table:table-cell>
              <table:table-cell office:value-type="float" office:value="0.005942774">
                <text:p>0.005942774</text:p>
              </table:table-cell>
              <table:table-cell office:value-type="float" office:value="0.00006741019">
                <text:p>0.00006741019</text:p>
              </table:table-cell>
              <table:table-cell office:value-type="float" office:value="0.00556731">
                <text:p>0.00556731</text:p>
              </table:table-cell>
            </table:table-row>
            <table:table-row>
              <table:table-cell office:value-type="float" office:value="0.015625">
                <text:p>0.015625</text:p>
              </table:table-cell>
              <table:table-cell office:value-type="float" office:value="0.002266088">
                <text:p>0.002266088</text:p>
              </table:table-cell>
              <table:table-cell office:value-type="float" office:value="0.0005161199">
                <text:p>0.0005161199</text:p>
              </table:table-cell>
              <table:table-cell office:value-type="float" office:value="0.0000002825631">
                <text:p>0.0000002825631</text:p>
              </table:table-cell>
              <table:table-cell office:value-type="float" office:value="0.0008046314">
                <text:p>0.0008046314</text:p>
              </table:table-cell>
            </table:table-row>
            <table:table-row>
              <table:table-cell office:value-type="float" office:value="0.0078125">
                <text:p>0.0078125</text:p>
              </table:table-cell>
              <table:table-cell office:value-type="float" office:value="0.0005806494">
                <text:p>0.0005806494</text:p>
              </table:table-cell>
              <table:table-cell office:value-type="float" office:value="0.0000380513">
                <text:p>0.0000380513</text:p>
              </table:table-cell>
              <table:table-cell office:value-type="float" office:value="0.000000000807342">
                <text:p>0.000000000807342</text:p>
              </table:table-cell>
              <table:table-cell office:value-type="float" office:value="0.0001081291">
                <text:p>0.0001081291</text:p>
              </table:table-cell>
            </table:table-row>
            <table:table-row>
              <table:table-cell office:value-type="float" office:value="0.00390625">
                <text:p>0.00390625</text:p>
              </table:table-cell>
              <table:table-cell office:value-type="float" office:value="0.0001469578">
                <text:p>0.0001469578</text:p>
              </table:table-cell>
              <table:table-cell office:value-type="float" office:value="0.000002583318">
                <text:p>0.000002583318</text:p>
              </table:table-cell>
              <table:table-cell office:value-type="float" office:value="0.0000000000019064">
                <text:p>0.0000000000019064</text:p>
              </table:table-cell>
              <table:table-cell office:value-type="float" office:value="0.00001401351">
                <text:p>0.00001401351</text:p>
              </table:table-cell>
            </table:table-row>
            <table:table-row>
              <table:table-cell office:value-type="float" office:value="0.001953125">
                <text:p>0.001953125</text:p>
              </table:table-cell>
              <table:table-cell office:value-type="float" office:value="0.00003696575">
                <text:p>0.00003696575</text:p>
              </table:table-cell>
              <table:table-cell office:value-type="float" office:value="0.0000001682809">
                <text:p>0.0000001682809</text:p>
              </table:table-cell>
              <table:table-cell office:value-type="float" office:value="4.093641E-015">
                <text:p>4.093641E-015</text:p>
              </table:table-cell>
              <table:table-cell office:value-type="float" office:value="0.000001783602">
                <text:p>0.000001783602</text:p>
              </table:table-cell>
            </table:table-row>
            <table:table-row>
              <table:table-cell office:value-type="float" office:value="0.0009765625">
                <text:p>0.0009765625</text:p>
              </table:table-cell>
              <table:table-cell office:value-type="float" office:value="0.000009269842">
                <text:p>0.000009269842</text:p>
              </table:table-cell>
              <table:table-cell office:value-type="float" office:value="0.00000001073758">
                <text:p>0.00000001073758</text:p>
              </table:table-cell>
              <table:table-cell office:value-type="float" office:value="8.383209E-018">
                <text:p>8.383209E-018</text:p>
              </table:table-cell>
              <table:table-cell office:value-type="float" office:value="0.0000002249712">
                <text:p>0.0000002249712</text:p>
              </table:table-cell>
            </table:table-row>
            <table:table-row>
              <table:table-cell office:value-type="float" office:value="0.0004882812">
                <text:p>0.0004882812</text:p>
              </table:table-cell>
              <table:table-cell office:value-type="float" office:value="0.000002321018">
                <text:p>0.000002321018</text:p>
              </table:table-cell>
              <table:table-cell office:value-type="float" office:value="0.0000000006780831">
                <text:p>0.0000000006780831</text:p>
              </table:table-cell>
              <table:table-cell office:value-type="float" office:value="1.676573E-020">
                <text:p>1.676573E-020</text:p>
              </table:table-cell>
              <table:table-cell office:value-type="float" office:value="0.00000002824854">
                <text:p>0.00000002824854</text:p>
              </table:table-cell>
            </table:table-row>
            <table:table-row>
              <table:table-cell office:value-type="float" office:value="0.0002441406">
                <text:p>0.0002441406</text:p>
              </table:table-cell>
              <table:table-cell office:value-type="float" office:value="0.0000005806998">
                <text:p>0.0000005806998</text:p>
              </table:table-cell>
              <table:table-cell office:value-type="float" office:value="0.00000000004260017">
                <text:p>0.00000000004260017</text:p>
              </table:table-cell>
              <table:table-cell office:value-type="float" office:value="3.313545E-023">
                <text:p>3.313545E-023</text:p>
              </table:table-cell>
              <table:table-cell office:value-type="float" office:value="0.00000000353904">
                <text:p>0.00000000353904</text:p>
              </table:table-cell>
            </table:table-row>
            <table:table-row>
              <table:table-cell office:value-type="float" office:value="0.0001220703">
                <text:p>0.0001220703</text:p>
              </table:table-cell>
              <table:table-cell office:value-type="float" office:value="0.0000001452306">
                <text:p>0.0000001452306</text:p>
              </table:table-cell>
              <table:table-cell office:value-type="float" office:value="0.000000000002669412">
                <text:p>0.000000000002669412</text:p>
              </table:table-cell>
              <table:table-cell office:value-type="float" office:value="6.510177E-026">
                <text:p>6.510177E-026</text:p>
              </table:table-cell>
              <table:table-cell office:value-type="float" office:value="0.000000000442879">
                <text:p>0.000000000442879</text:p>
              </table:table-cell>
            </table:table-row>
            <table:table-row>
              <table:table-cell office:value-type="float" office:value="0.00006103516">
                <text:p>0.00006103516</text:p>
              </table:table-cell>
              <table:table-cell office:value-type="float" office:value="0.00000003631462">
                <text:p>0.00000003631462</text:p>
              </table:table-cell>
              <table:table-cell office:value-type="float" office:value="0.0000000000001670543">
                <text:p>0.0000000000001670543</text:p>
              </table:table-cell>
              <table:table-cell office:value-type="float" office:value="1.275287E-028">
                <text:p>1.275287E-028</text:p>
              </table:table-cell>
              <table:table-cell office:value-type="float" office:value="0.0000000000553911">
                <text:p>0.0000000000553911</text:p>
              </table:table-cell>
            </table:table-row>
            <table:table-row>
              <table:table-cell office:value-type="float" office:value="0.00003051758">
                <text:p>0.00003051758</text:p>
              </table:table-cell>
              <table:table-cell office:value-type="float" office:value="0.000000009079525">
                <text:p>0.000000009079525</text:p>
              </table:table-cell>
              <table:table-cell office:value-type="float" office:value="0.00000000000001044766">
                <text:p>0.00000000000001044766</text:p>
              </table:table-cell>
              <table:table-cell office:value-type="float" office:value="2.494481E-031">
                <text:p>2.494481E-031</text:p>
              </table:table-cell>
              <table:table-cell office:value-type="float" office:value="0.000000000006925839">
                <text:p>0.000000000006925839</text:p>
              </table:table-cell>
            </table:table-row>
            <table:table-row>
              <table:table-cell office:value-type="float" office:value="0.00001525879">
                <text:p>0.00001525879</text:p>
              </table:table-cell>
              <table:table-cell office:value-type="float" office:value="0.00000000226999">
                <text:p>0.00000000226999</text:p>
              </table:table-cell>
              <table:table-cell office:value-type="float" office:value="6.531898E-016">
                <text:p>6.531898E-016</text:p>
              </table:table-cell>
              <table:table-cell office:value-type="float" office:value="4.875639E-034">
                <text:p>4.875639E-034</text:p>
              </table:table-cell>
              <table:table-cell office:value-type="float" office:value="0.0000000000008658519">
                <text:p>0.0000000000008658519</text:p>
              </table:table-cell>
            </table:table-row>
            <table:table-row>
              <table:table-cell office:value-type="float" office:value="0.000007629395">
                <text:p>0.000007629395</text:p>
              </table:table-cell>
              <table:table-cell office:value-type="float" office:value="0.0000000005675111">
                <text:p>0.0000000005675111</text:p>
              </table:table-cell>
              <table:table-cell office:value-type="float" office:value="4.083097E-017">
                <text:p>4.083097E-017</text:p>
              </table:table-cell>
              <table:table-cell office:value-type="float" office:value="9.526255E-037">
                <text:p>9.526255E-037</text:p>
              </table:table-cell>
              <table:table-cell office:value-type="float" office:value="0.0000000000001082391">
                <text:p>0.0000000000001082391</text:p>
              </table:table-cell>
            </table:table-row>
            <table:table-row>
              <table:table-cell office:value-type="float" office:value="0.000003814697">
                <text:p>0.000003814697</text:p>
              </table:table-cell>
              <table:table-cell office:value-type="float" office:value="0.0000000001418795">
                <text:p>0.0000000001418795</text:p>
              </table:table-cell>
              <table:table-cell office:value-type="float" office:value="2.552142E-018">
                <text:p>2.552142E-018</text:p>
              </table:table-cell>
              <table:table-cell office:value-type="float" office:value="1.860941E-039">
                <text:p>1.860941E-039</text:p>
              </table:table-cell>
              <table:table-cell office:value-type="float" office:value="0.00000000000001353037">
                <text:p>0.00000000000001353037</text:p>
              </table:table-cell>
            </table:table-row>
            <table:table-row>
              <table:table-cell office:value-type="float" office:value="0.000001907349">
                <text:p>0.000001907349</text:p>
              </table:table-cell>
              <table:table-cell office:value-type="float" office:value="0.00000000003547008">
                <text:p>0.00000000003547008</text:p>
              </table:table-cell>
              <table:table-cell office:value-type="float" office:value="1.595153E-019">
                <text:p>1.595153E-019</text:p>
              </table:table-cell>
              <table:table-cell office:value-type="float" office:value="3.634986E-042">
                <text:p>3.634986E-042</text:p>
              </table:table-cell>
              <table:table-cell office:value-type="float" office:value="1.691326E-015">
                <text:p>1.691326E-0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